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405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681cm"/>
    </style:style>
    <style:style style:name="ro2" style:family="table-row">
      <style:table-row-properties style:row-height="2.932cm"/>
    </style:style>
    <style:style style:name="ro3" style:family="table-row">
      <style:table-row-properties style:row-height="2.938cm"/>
    </style:style>
    <style:style style:name="ro4" style:family="table-row">
      <style:table-row-properties style:row-height="2.936cm"/>
    </style:style>
    <style:style style:name="ce1" style:family="table-cell">
      <loext:graphic-properties draw:textarea-vertical-align="middle"/>
      <style:paragraph-properties fo:text-align="center"/>
      <style:text-properties style:font-name="Courier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8pt" fo:font-style="normal" style:font-size-asian="48pt" style:font-style-asian="normal" style:font-size-complex="48pt" style:font-style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underline-style="none"/>
    </style:style>
    <style:style style:name="T13" style:family="text">
      <style:text-properties style:font-name="FreeMono" style:text-underline-style="none"/>
    </style:style>
    <style:style style:name="T14" style:family="text">
      <style:text-properties style:font-name="Nimbus Roman No9 L1" style:text-underline-style="none"/>
    </style:style>
    <style:style style:name="T15" style:family="text">
      <style:text-properties style:use-window-font-color="true" style:text-outline="false" style:text-line-through-style="none" style:text-line-through-type="none" style:font-name="Nimbus Roman No9 L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Nimbus Roman No9 L1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8" style:family="text">
      <style:text-properties style:font-name="Courier" fo:font-size="36pt" fo:font-weight="bold" style:font-size-asian="36pt" style:font-weight-asian="bold" style:font-size-complex="36pt" style:font-weight-complex="bold"/>
    </style:style>
    <style:style style:name="T19" style:family="text">
      <style:text-properties style:font-name="Courier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3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  <text:p><text:span text:style-name="T1"/></text:p>
            <text:p><text:span text:style-name="T2">Expressões</text:span></text:p>
          </draw:text-box>
        </draw:frame>
        <draw:frame draw:style-name="gr1" draw:text-style-name="P3" draw:layer="layout" svg:width="15.894cm" svg:height="4.77cm" svg:x="8.6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5">francisco@ime.uerj.br</text:span></text:p>
            <text:p text:style-name="P2"><text:span text:style-name="T4"/></text:p>
            <text:p text:style-name="P2"><text:span text:style-name="T6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Conceitos de Programação</text:span></text:p>
          </draw:text-box>
        </draw:frame>
        <draw:frame presentation:style-name="pr4" draw:layer="layout" svg:width="25.199cm" svg:height="15.405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8">Constantes</text:span></text:p>
              </text:list-item>
              <text:list-item>
                <text:p xml:id="id2" text:id="id2"><text:span text:style-name="T8">Variáveis</text:span></text:p>
                <text:list>
                  <text:list-item>
                    <text:p xml:id="id3" text:id="id3"><text:span text:style-name="T8">Atribuição</text:span></text:p>
                  </text:list-item>
                </text:list>
              </text:list-item>
              <text:list-item>
                <text:p xml:id="id4" text:id="id4"><text:span text:style-name="T9">Expressões</text:span></text:p>
              </text:list-item>
              <text:list-item>
                <text:p xml:id="id5" text:id="id5"><text:span text:style-name="T8">Funções</text:span></text:p>
              </text:list-item>
              <text:list-item>
                <text:p xml:id="id6" text:id="id6"><text:span text:style-name="T8">Controle de Fluxo de Execução</text:span></text:p>
                <text:list>
                  <text:list-item>
                    <text:p xml:id="id7" text:id="id7"><text:span text:style-name="T10">Sequência</text:span></text:p>
                  </text:list-item>
                  <text:list-item>
                    <text:p xml:id="id8" text:id="id8"><text:span text:style-name="T10">Condicional</text:span></text:p>
                  </text:list-item>
                  <text:list-item>
                    <text:p xml:id="id9" text:id="id9"><text:span text:style-name="T10">Repeti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11">- TODO:</text:span></text:p>
              <text:p><text:span text:style-name="T11"><text:s text:c="2"/></text:span><text:span text:style-name="T11">- mover esse slide em ordem de complexidade para o fim</text:span></text:p>
              <text:p><text:span text:style-name="T11"><text:s text:c="2"/></text:span><text:span text:style-name="T11">- criar um slide em ordem de apresentacao para guiar a aul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Express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12">Combinação de constantes, variáveis, funções e operadores</text:span></text:p>
              </text:list-item>
              <text:list-item>
                <text:p xml:id="id11" text:id="id11"><text:span text:style-name="T12">Resultam (avaliam) em um valor final</text:span></text:p>
              </text:list-item>
              <text:list-item>
                <text:p xml:id="id12" text:id="id12"><text:span text:style-name="T12">Exemplos</text:span></text:p>
                <text:list>
                  <text:list-item>
                    <text:p><text:span text:style-name="T13">1 </text:span><text:span text:style-name="T12">,</text:span><text:span text:style-name="T13"> True </text:span><text:span text:style-name="T12">,</text:span><text:span text:style-name="T13"> 1.1 </text:span><text:span text:style-name="T14">,</text:span><text:span text:style-name="T13"> ‘ola’</text:span></text:p>
                  </text:list-item>
                  <text:list-item>
                    <text:p><text:span text:style-name="T13">1+n </text:span><text:span text:style-name="T12">,</text:span><text:span text:style-name="T13"> x==1 </text:span><text:span text:style-name="T12">,</text:span><text:span text:style-name="T13"> ‘dia ‘+dia </text:span></text:p>
                  </text:list-item>
                  <text:list-item>
                    <text:p><text:span text:style-name="T13">int(‘11’)</text:span></text:p>
                  </text:list-item>
                  <text:list-item>
                    <text:p><text:span text:style-name="T13">str(11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Tipo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12">Cada expressão avalia para um tipo:</text:span></text:p>
                <text:list>
                  <text:list-item>
                    <text:p xml:id="id14" text:id="id14"><text:span text:style-name="T15">int</text:span></text:p>
                  </text:list-item>
                  <text:list-item>
                    <text:p xml:id="id15" text:id="id15"><text:span text:style-name="T12">float</text:span></text:p>
                  </text:list-item>
                  <text:list-item>
                    <text:p xml:id="id16" text:id="id16"><text:span text:style-name="T12">bool</text:span></text:p>
                  </text:list-item>
                  <text:list-item>
                    <text:p xml:id="id17" text:id="id17"><text:span text:style-name="T12">st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raç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2">Aritméticas</text:span></text:p>
                <text:list>
                  <text:list-item>
                    <text:p xml:id="id19" text:id="id19"><text:span text:style-name="T16">n+1 </text:span><text:span text:style-name="T17">,</text:span><text:span text:style-name="T16"> 2*x </text:span><text:span text:style-name="T17">,</text:span><text:span text:style-name="T16"> -100 </text:span><text:span text:style-name="T14">,</text:span><text:span text:style-name="T13"> 10%3</text:span></text:p>
                  </text:list-item>
                </text:list>
              </text:list-item>
              <text:list-item>
                <text:p xml:id="id20" text:id="id20"><text:span text:style-name="T12">Comparação</text:span></text:p>
                <text:list>
                  <text:list-item>
                    <text:p xml:id="id21" text:id="id21"><text:span text:style-name="T16">x&gt;10 </text:span><text:span text:style-name="T17">,</text:span><text:span text:style-name="T16"> v!=5 </text:span><text:span text:style-name="T14">,</text:span><text:span text:style-name="T13"> int(n)==0</text:span></text:p>
                  </text:list-item>
                </text:list>
              </text:list-item>
              <text:list-item>
                <text:p xml:id="id22" text:id="id22"><text:span text:style-name="T12">Lógicas</text:span></text:p>
                <text:list>
                  <text:list-item>
                    <text:p xml:id="id23" text:id="id23"><text:span text:style-name="T16">True or False </text:span><text:span text:style-name="T17">,</text:span><text:span text:style-name="T16"> x and y </text:span><text:span text:style-name="T14">,</text:span><text:span text:style-name="T13"> not v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raç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4" text:id="id24"><text:span text:style-name="T12">Aritméticas</text:span></text:p>
                <text:list>
                  <text:list-item>
                    <text:p xml:id="id25" text:id="id25"><text:span text:style-name="T16">n+1 </text:span><text:span text:style-name="T17">,</text:span><text:span text:style-name="T16"> 2*x </text:span><text:span text:style-name="T17">,</text:span><text:span text:style-name="T16"> -100 </text:span><text:span text:style-name="T14">,</text:span><text:span text:style-name="T13"> 10%3</text:span></text:p>
                  </text:list-item>
                </text:list>
              </text:list-item>
              <text:list-item>
                <text:p xml:id="id26" text:id="id26"><text:span text:style-name="T12">De números (int,float) para número (int,float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raç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12">Comparação</text:span></text:p>
                <text:list>
                  <text:list-item>
                    <text:p xml:id="id28" text:id="id28"><text:span text:style-name="T16">x&gt;10 </text:span><text:span text:style-name="T17">,</text:span><text:span text:style-name="T16"> v!=5 </text:span><text:span text:style-name="T14">,</text:span><text:span text:style-name="T13"> int(n)==0</text:span></text:p>
                  </text:list-item>
                </text:list>
              </text:list-item>
              <text:list-item>
                <text:p xml:id="id29" text:id="id29"><text:span text:style-name="T12">De números/strings para boolean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raçõ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0" text:id="id30"><text:span text:style-name="T12">Lógicas</text:span></text:p>
                <text:list>
                  <text:list-item>
                    <text:p xml:id="id31" text:id="id31"><text:span text:style-name="T16">True or False </text:span><text:span text:style-name="T17">,</text:span><text:span text:style-name="T16"> x and y </text:span><text:span text:style-name="T14">,</text:span><text:span text:style-name="T13"> not v</text:span></text:p>
                  </text:list-item>
                </text:list>
              </text:list-item>
              <text:list-item>
                <text:p xml:id="id32" text:id="id32"><text:span text:style-name="T12">De booleanos para boolean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>
        <office:forms form:automatic-focus="false" form:apply-design-mode="false"/>
        <draw:frame draw:style-name="standard" draw:layer="layout" svg:width="26.016cm" svg:height="15.424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18">A</text:span></text:p>
              </table:table-cell>
              <table:table-cell>
                <text:p text:style-name="P8"><text:span text:style-name="T18">B</text:span></text:p>
              </table:table-cell>
              <table:table-cell>
                <text:p text:style-name="P8"><text:span text:style-name="T18">A e B</text:span></text:p>
                <text:p text:style-name="P8"><text:span text:style-name="T18">A and B</text:span></text:p>
              </table:table-cell>
              <table:table-cell>
                <text:p text:style-name="P8"><text:span text:style-name="T18">A ou B</text:span></text:p>
                <text:p text:style-name="P8"><text:span text:style-name="T18">A or B</text:span></text:p>
              </table:table-cell>
              <table:table-cell>
                <text:p text:style-name="P8"><text:span text:style-name="T18">não A</text:span></text:p>
                <text:p text:style-name="P8"><text:span text:style-name="T18">not A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F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F</text:span></text:p>
              </table:table-cell>
              <table:table-cell>
                <text:p text:style-name="P8"><text:span text:style-name="T19">V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V</text:span></text:p>
              </table:table-cell>
              <table:table-cell>
                <text:p text:style-name="P8"><text:span text:style-name="T19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8</meta:editing-cycles>
    <meta:editing-duration>P51DT3H1M51S</meta:editing-duration>
    <meta:initial-creator>chico </meta:initial-creator>
    <dc:date>2019-10-17T08:55:10.241603448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